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42de" officeooo:paragraph-rsid="001b42d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4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4th</text:span> of <text:span text:style-name="T3">May</text:span> 202<text:span text:style-name="T3">2</text:span> under the <text:span text:style-name="T3">15th</text:span> PA Meeting.</text:p>
      <text:p text:style-name="P1"/>
      <text:p text:style-name="P1">The Assembly, recognising the current situation,</text:p>
      <text:p text:style-name="P1"/>
      <text:p text:style-name="P4">Constitutes the need to establish PA regulations on the responsibility of holding a station on the north-south line like accessibility and information. If the responsibility is not met then the PA and/or closest neighbours may temporarily take control of the line to resolve the situation on the discretion of the PA or CotS.</text:p>
      <text:p text:style-name="P4">The regulations are to be:</text:p>
      <text:p text:style-name="P4">1. All efforts are to be made to make it functional.</text:p>
      <text:p text:style-name="P4">2. It should be accessible (stairs/ladders if it is elevated, minecarts able to be placed and entered).</text:p>
      <text:p text:style-name="P4">3. Information should be available: Stations to the north and south must be displayed with directions, and announce the line the station is on/and or the name of the station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15-2: PA regulations on responsibility of holding a station on the north-south lin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4T20:22:21.252140661</dc:date>
    <meta:editing-duration>PT4M35S</meta:editing-duration>
    <meta:editing-cycles>6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11" meta:word-count="156" meta:character-count="933" meta:non-whitespace-character-count="788"/>
  </office:meta>
</office:document-meta>
</file>